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???&quot;, &quot;id&quot;: 0x23, &quot;conj&quot;: &quot;in&quot;, }," calcext:value-type="string">
            <text:p>{ "name": "???", "id": 0x23, "conj": "in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5];&quot;&quot;&quot;, &quot;&quot;id&quot;&quot;: &quot;;[.A35];&quot;, &quot;&quot;conj&quot;&quot;: &quot;&quot;&quot;;[.C35];&quot;&quot;&quot;, },&quot;)" office:value-type="string" office:string-value="{ &quot;name&quot;: &quot;Kalki’s Forest&quot;, &quot;id&quot;: 0x37, &quot;conj&quot;: &quot;in&quot;, }," calcext:value-type="string">
            <text:p>{ "name": "Kalki’s Forest", "id": 0x37, "conj": "in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6];&quot;&quot;&quot;, &quot;&quot;id&quot;&quot;: &quot;;[.A36];&quot;, &quot;&quot;conj&quot;&quot;: &quot;&quot;&quot;;[.C36];&quot;&quot;&quot;, },&quot;)" office:value-type="string" office:string-value="{ &quot;name&quot;: &quot;Kalki’s Forest&quot;, &quot;id&quot;: 0x40, &quot;conj&quot;: &quot;deep inside&quot;, }," calcext:value-type="string">
            <text:p>{ "name": "Kalki’s Forest", "id": 0x40, "conj": "deep inside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Patrick’s Manor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7];&quot;&quot;&quot;, &quot;&quot;id&quot;&quot;: &quot;;[.A37];&quot;, &quot;&quot;conj&quot;&quot;: &quot;&quot;&quot;;[.C37];&quot;&quot;&quot;, },&quot;)" office:value-type="string" office:string-value="{ &quot;name&quot;: &quot;Patrick’s Manor&quot;, &quot;id&quot;: 0x3, &quot;conj&quot;: &quot;in&quot;, }," calcext:value-type="string">
            <text:p>{ "name": "Patrick’s Manor", "id": 0x3, "conj": "in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Abello Castle Hospita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8];&quot;&quot;&quot;, &quot;&quot;id&quot;&quot;: &quot;;[.A38];&quot;, &quot;&quot;conj&quot;&quot;: &quot;&quot;&quot;;[.C38];&quot;&quot;&quot;, },&quot;)" office:value-type="string" office:string-value="{ &quot;name&quot;: &quot;Abello Castle Hospital&quot;, &quot;id&quot;: 0x31, &quot;conj&quot;: &quot;in the&quot;, }," calcext:value-type="string">
            <text:p>{ "name": "Abello Castle Hospital", "id": 0x31, "conj": "in th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Temple of Wisd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9];&quot;&quot;&quot;, &quot;&quot;id&quot;&quot;: &quot;;[.A39];&quot;, &quot;&quot;conj&quot;&quot;: &quot;&quot;&quot;;[.C39];&quot;&quot;&quot;, },&quot;)" office:value-type="string" office:string-value="{ &quot;name&quot;: &quot;Temple of Wisdom&quot;, &quot;id&quot;: 0x2, &quot;conj&quot;: &quot;in the&quot;, }," calcext:value-type="string">
            <text:p>{ "name": "Temple of Wisdom", "id": 0x2, "conj": "in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3:06:43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15T17:30:50.150000000</dc:date>
    <meta:editing-duration>PT11H46M50S</meta:editing-duration>
    <meta:editing-cycles>53</meta:editing-cycles>
    <meta:document-statistic meta:table-count="2" meta:cell-count="350" meta:object-count="0"/>
  </office:meta>
</office:document-meta>
</file>